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7" style:family="paragraph" style:parent-style-name="Standard">
      <style:text-properties officeooo:paragraph-rsid="0fbbd67b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fc0c632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db91b2"/>
    </style:style>
    <style:style style:name="P64" style:family="paragraph" style:parent-style-name="Standard">
      <style:text-properties officeooo:rsid="0dde9a1c" officeooo:paragraph-rsid="0fdc0816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6" style:family="paragraph" style:parent-style-name="Standard">
      <style:text-properties officeooo:paragraph-rsid="0fc35f88"/>
    </style:style>
    <style:style style:name="P67" style:family="paragraph" style:parent-style-name="Standard">
      <style:text-properties officeooo:paragraph-rsid="0fc8b815"/>
    </style:style>
    <style:style style:name="P68" style:family="paragraph" style:parent-style-name="Standard">
      <style:text-properties officeooo:paragraph-rsid="0fce858d"/>
    </style:style>
    <style:style style:name="P69" style:family="paragraph" style:parent-style-name="Standard">
      <style:text-properties officeooo:paragraph-rsid="0f4adb30"/>
    </style:style>
    <style:style style:name="P70" style:family="paragraph" style:parent-style-name="Standard">
      <style:text-properties officeooo:paragraph-rsid="0fd0b68a"/>
    </style:style>
    <style:style style:name="P71" style:family="paragraph" style:parent-style-name="Standard">
      <style:text-properties officeooo:paragraph-rsid="0fdc0816"/>
    </style:style>
    <style:style style:name="P72" style:family="paragraph" style:parent-style-name="Standard">
      <style:text-properties officeooo:paragraph-rsid="0fd655f2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32d702"/>
    </style:style>
    <style:style style:name="P85" style:family="paragraph" style:parent-style-name="Standard">
      <style:paragraph-properties fo:text-align="center" style:justify-single-word="false"/>
      <style:text-properties officeooo:paragraph-rsid="0fd58c4e"/>
    </style:style>
    <style:style style:name="P86" style:family="paragraph" style:parent-style-name="Standard">
      <style:paragraph-properties fo:text-align="center" style:justify-single-word="false"/>
      <style:text-properties officeooo:paragraph-rsid="0e0bda5c"/>
    </style:style>
    <style:style style:name="P87" style:family="paragraph" style:parent-style-name="Standard">
      <style:paragraph-properties fo:text-align="center" style:justify-single-word="false"/>
      <style:text-properties officeooo:paragraph-rsid="10178c94"/>
    </style:style>
    <style:style style:name="P88" style:family="paragraph" style:parent-style-name="Standard">
      <style:paragraph-properties fo:text-align="center" style:justify-single-word="false"/>
      <style:text-properties officeooo:paragraph-rsid="1035cc54"/>
    </style:style>
    <style:style style:name="P89" style:family="paragraph" style:parent-style-name="Standard">
      <style:text-properties officeooo:paragraph-rsid="1018685d"/>
    </style:style>
    <style:style style:name="P90" style:family="paragraph" style:parent-style-name="Footnote">
      <style:text-properties officeooo:paragraph-rsid="10324795"/>
    </style:style>
    <style:style style:name="P91" style:family="paragraph" style:parent-style-name="Standard">
      <style:text-properties officeooo:rsid="1035cc54" officeooo:paragraph-rsid="1035cc54"/>
    </style:style>
    <style:style style:name="P92" style:family="paragraph" style:parent-style-name="Footnote">
      <style:text-properties officeooo:paragraph-rsid="0faa1a72" fo:background-color="transparent"/>
    </style:style>
    <style:style style:name="P93" style:family="paragraph" style:parent-style-name="Standard">
      <style:text-properties officeooo:paragraph-rsid="10435a16"/>
    </style:style>
    <style:style style:name="P94" style:family="paragraph" style:parent-style-name="Standard">
      <style:text-properties officeooo:paragraph-rsid="1047d1d0"/>
    </style:style>
    <style:style style:name="P95" style:family="paragraph" style:parent-style-name="Standard">
      <style:text-properties officeooo:rsid="10048e31" officeooo:paragraph-rsid="104e2670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7" style:family="paragraph" style:parent-style-name="Standard" style:list-style-name="L1">
      <style:paragraph-properties fo:break-before="page"/>
      <style:text-properties officeooo:paragraph-rsid="0fd655f2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font-size="10pt" style:font-size-asian="10pt" style:font-size-complex="10pt"/>
    </style:style>
    <style:style style:name="T23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0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1" style:family="text">
      <style:text-properties style:text-line-through-style="none" style:text-line-through-type="none" style:font-name="Liberation Sans" style:text-underline-style="none" officeooo:rsid="0673d7fc"/>
    </style:style>
    <style:style style:name="T252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4" style:family="text">
      <style:text-properties style:text-line-through-style="none" style:text-line-through-type="none" style:font-name="Liberation Sans" style:text-underline-style="none" officeooo:rsid="0b0f3a36"/>
    </style:style>
    <style:style style:name="T255" style:family="text">
      <style:text-properties fo:language="en" fo:country="GB"/>
    </style:style>
    <style:style style:name="T256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7" style:family="text">
      <style:text-properties fo:language="en" fo:country="GB" officeooo:rsid="0f28d107"/>
    </style:style>
    <style:style style:name="T25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size="8pt" style:font-size-asian="8pt" style:font-size-complex="8pt" loext:padding="0.049cm" loext:border="0.31pt solid #000000"/>
    </style:style>
    <style:style style:name="T260" style:family="text">
      <style:text-properties style:font-name="Liberation Mono" fo:font-size="11pt" style:font-size-asian="11pt" style:font-size-complex="11pt"/>
    </style:style>
    <style:style style:name="T261" style:family="text">
      <style:text-properties officeooo:rsid="102b859b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officeooo:rsid="1035cc54" style:font-weight-asian="bold" style:font-weight-complex="bold"/>
    </style:style>
    <style:style style:name="T264" style:family="text">
      <style:text-properties fo:font-weight="bold" officeooo:rsid="103b85c2" style:font-weight-asian="bold" style:font-weight-complex="bold"/>
    </style:style>
    <style:style style:name="T265" style:family="text">
      <style:text-properties officeooo:rsid="1035cc54"/>
    </style:style>
    <style:style style:name="T266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96"><text:span text:style-name="Strong_20_Emphasis"><text:span text:style-name="T155">Checklist for installing</text:span></text:span><text:span text:style-name="T191"> </text:span><text:span text:style-name="T191"><text:user-field-get text:name="Distro">Debian</text:user-field-get></text:span><text:span text:style-name="T192"><text:s/></text:span><text:span text:style-name="T192"><text:user-field-get text:name="Version">12 LTS</text:user-field-get></text:span><text:span text:style-name="T193"><text:note text:id="ftn1" text:note-class="footnote"><text:note-citation>1</text:note-citation><text:note-body><text:p text:style-name="P32"><text:span text:style-name="T179">L</text:span><text:span text:style-name="T180">TS stands for Long-Term Support, and this </text:span><text:span text:style-name="T187">June</text:span><text:span text:style-name="T181"> </text:span><text:span text:style-name="Strong_20_Emphasis"><text:span text:style-name="T102"><text:user-field-get text:name="Releaseyear">2023</text:user-field-get></text:span></text:span><text:span text:style-name="T183"><text:s/></text:span><text:span text:style-name="T188"><text:user-field-get text:name="Distro">Debian</text:user-field-get></text:span><text:span text:style-name="T189"><text:s/></text:span><text:span text:style-name="T189"><text:user-field-get text:name="Version">12 LTS</text:user-field-get></text:span><text:span text:style-name="T181"><text:s/></text:span><text:span text:style-name="T190"><text:user-field-get text:name="Edition">Desktop</text:user-field-get></text:span><text:span text:style-name="T181"><text:s/></text:span><text:span text:style-name="T182">(</text:span><text:span text:style-name="T180">codenamed</text:span><text:span text:style-name="T182"> </text:span><text:span text:style-name="T186">bookworm</text:span><text:span text:style-name="T182">) </text:span><text:span text:style-name="T180">will be </text:span><text:span text:style-name="T185">supported</text:span><text:span text:style-name="T180"> for five years until </text:span><text:span text:style-name="T187">June</text:span><text:span text:style-name="T181"> </text:span><text:span text:style-name="T179">202</text:span><text:span text:style-name="T187">8</text:span><text:span text:style-name="T184">.</text:span></text:p></text:note-body></text:note></text:span><text:span text:style-name="T194"><text:s/></text:span><text:span text:style-name="T194"><text:user-field-get text:name="Edition">Desktop</text:user-field-get></text:span><text:span text:style-name="T195">.</text:span></text:p>
      <text:p text:style-name="P51"/>
      <text:p text:style-name="P49"><text:span text:style-name="T17">Fill in the </text:span><text:span text:style-name="Strong_20_Emphasis"><text:span text:style-name="T242"><text:s/></text:span></text:span><text:span text:style-name="Strong_20_Emphasis"><text:span text:style-name="T243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4"><text:span text:style-name="Definition"><text:span text:style-name="T256">user</text:span></text:span><text:span text:style-name="T203"><text:tab/><text:tab/></text:span><text:span text:style-name="T202"> <text:tab/><text:tab/><text:tab/></text:span><text:span text:style-name="T204"><draw:control text:anchor-type="as-char" svg:y="-0.4cm" draw:z-index="11" draw:name="Gebruiker 2" draw:style-name="gr2" draw:text-style-name="P102" svg:width="6.4cm" svg:height="0.6cm" draw:control="control12"><svg:title>Gebruiker</svg:title><svg:desc>Volledige naam, bijv. Jan Stek</svg:desc></draw:control></text:span><text:span text:style-name="T204"><text:tab/></text:span><text:span text:style-name="T205">[</text:span><text:span text:style-name="T206">full </text:span><text:span text:style-name="T198">na</text:span><text:span text:style-name="T199">me,</text:span><text:span text:style-name="T198"> </text:span><text:span text:style-name="T199">e.g.</text:span><text:span text:style-name="T198"> </text:span><text:span text:style-name="T200">J</text:span><text:span text:style-name="T213">a</text:span><text:span text:style-name="T200">n </text:span><text:span text:style-name="T213">Jansen</text:span><text:span text:style-name="T214">]</text:span></text:p>
      <text:p text:style-name="P57"><text:span text:style-name="Definition"><text:span text:style-name="T197">USER</text:span></text:span><text:span text:style-name="Definition"><text:span text:style-name="T255">na</text:span></text:span><text:span text:style-name="Definition"><text:span text:style-name="T257">me</text:span></text:span><text:span text:style-name="T196"><text:tab/><text:tab/><text:tab/></text:span><text:span text:style-name="T196"><draw:control text:anchor-type="as-char" svg:y="-0.4cm" draw:z-index="12" draw:name="Gberuikersnaam 2" draw:style-name="gr2" draw:text-style-name="P102" svg:width="6.4cm" svg:height="0.6cm" draw:control="control13"><svg:title>Gebruikersnaam</svg:title><svg:desc>Korte naam, bijv. jan</svg:desc></draw:control></text:span><text:span text:style-name="T19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6">j</text:span><text:span text:style-name="T157">a</text:span><text:span text:style-name="T156">n</text:span><text:span text:style-name="T158">]</text:span></text:p>
      <text:p text:style-name="P52"><text:span text:style-name="Definition"><text:span text:style-name="T255">COMPUTERNA</text:span></text:span><text:span text:style-name="Definition"><text:span text:style-name="T257">me</text:span></text:span><text:span text:style-name="T215"><text:tab/></text:span><text:span text:style-name="T255"><draw:control text:anchor-type="as-char" svg:y="-0.4cm" draw:z-index="13" draw:name="Computernaam 1" draw:style-name="gr2" draw:text-style-name="P102" svg:width="6.4cm" svg:height="0.6cm" draw:control="control14"><svg:title>Computernaam</svg:title><svg:desc>Unieke naam van de computer</svg:desc></draw:control></text:span><text:span text:style-name="T255"><text:tab/></text:span><text:span text:style-name="T218">[</text:span><text:span text:style-name="T216">na</text:span><text:span text:style-name="T219">me of the</text:span><text:span text:style-name="T216"> compute</text:span><text:span text:style-name="T217">r, </text:span><text:span text:style-name="T219">e.g.</text:span><text:span text:style-name="T220"> </text:span><text:span text:style-name="T221">pc02</text:span><text:span text:style-name="T218">]</text:span></text:p>
      <text:p text:style-name="P55"><text:span text:style-name="Definition"><text:span text:style-name="T223">USER</text:span></text:span><text:span text:style-name="T222"><text:tab/><text:tab/></text:span><text:span text:style-name="T202"> <text:tab/><text:tab/><text:tab/></text:span><text:span text:style-name="T204"><draw:control text:anchor-type="as-char" svg:y="-0.4cm" draw:z-index="14" draw:name="Gebruiker 3" draw:style-name="gr2" draw:text-style-name="P102" svg:width="6.4cm" svg:height="0.6cm" draw:control="control15"><svg:title>Gebruiker</svg:title><svg:desc>Volledige naam, bijv. Jan Stek</svg:desc></draw:control></text:span><text:span text:style-name="T204"><text:tab/></text:span><text:span text:style-name="T205">[</text:span><text:span text:style-name="T207">full </text:span><text:span text:style-name="T208">na</text:span><text:span text:style-name="T209">me</text:span><text:span text:style-name="T208"> possibly </text:span><text:span text:style-name="T210">addit</text:span><text:span text:style-name="T212">i</text:span><text:span text:style-name="T210">onal </text:span><text:span text:style-name="T211">user</text:span><text:span text:style-name="T201">]</text:span></text:p>
      <text:p text:style-name="P94"><text:span text:style-name="Definition"><text:span text:style-name="T223">USERN</text:span></text:span><text:span text:style-name="Definition"><text:span text:style-name="T224">a</text:span></text:span><text:span text:style-name="Definition"><text:span text:style-name="T225">me</text:span></text:span><text:span text:style-name="Definition"><text:span text:style-name="T229"><text:tab/><text:tab/><text:tab/></text:span></text:span><text:span text:style-name="T196"><draw:control text:anchor-type="as-char" svg:y="-0.4cm" draw:z-index="15" draw:name="Gberuikersnaam 3" draw:style-name="gr2" draw:text-style-name="P102" svg:width="6.4cm" svg:height="0.6cm" draw:control="control16"><svg:title>Gebruikersnaam</svg:title><svg:desc>Korte naam, bijv. jan</svg:desc></draw:control></text:span><text:span text:style-name="T196"><text:tab/></text:span><text:span text:style-name="T227">[</text:span><text:span text:style-name="T228">user</text:span><text:span text:style-name="T226"> </text:span><text:span text:style-name="T231">na</text:span><text:span text:style-name="T232">me</text:span><text:span text:style-name="T231"> possibly </text:span><text:span text:style-name="T233">addit</text:span><text:span text:style-name="T235">i</text:span><text:span text:style-name="T233">onal </text:span><text:span text:style-name="T234">user</text:span><text:span text:style-name="T230">]</text:span></text:p>
      <text:p text:style-name="P52"><text:span text:style-name="T159">Replace the </text:span><text:span text:style-name="T171">underlined</text:span><text:span text:style-name="T159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59">.</text:span></text:p>
      <text:p text:style-name="P7"/>
      <text:p text:style-name="P7"/>
      <text:p text:style-name="P53"><text:span text:style-name="T167">Not yet on Linux?</text:span><text:span text:style-name="T160"><text:tab/></text:span><text:span text:style-name="T165"><text:tab/></text:span><text:span text:style-name="T166">Use</text:span><text:span text:style-name="T161"> </text:span><text:span text:style-name="Strong_20_Emphasis"><text:span text:style-name="T169">Checklist </text:span></text:span><text:span text:style-name="Strong_20_Emphasis"><text:span text:style-name="T170">transfer</text:span></text:span><text:span text:style-name="T161"> o</text:span><text:span text:style-name="T164">n</text:span><text:span text:style-name="T161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2"> </text:span><text:span text:style-name="T164">u</text:span><text:span text:style-name="T162">nder </text:span><text:span text:style-name="T168">Linux</text:span><text:span text:style-name="T163">.</text:span></text:p>
      <text:p text:style-name="P48"><text:span text:style-name="T249">New installation?</text:span><text:span text:style-name="T251"><text:tab/></text:span><text:span text:style-name="T252"></text:span><text:span text:style-name="T253"><text:tab/>Start at chapter </text:span><text:span text:style-name="T250"><text:bookmark-ref text:reference-format="page" text:ref-name="__RefNumPara__4009_12717081281">2</text:bookmark-ref></text:span><text:span text:style-name="T250"><text:s text:c="2"/></text:span><text:span text:style-name="T250"><text:bookmark-ref text:reference-format="text" text:ref-name="__RefNumPara__4009_12717081281">Perform installation</text:bookmark-ref></text:span><text:span text:style-name="T254">.</text:span></text:p>
      <text:p text:style-name="P50"/>
      <text:p text:style-name="P52"><text:span text:style-name="Strong_20_Emphasis"><text:span text:style-name="T28"/></text:span></text:p>
      <text:list xml:id="list2411471313" text:style-name="L1">
        <text:list-item>
          <text:p text:style-name="P98"><text:bookmark-start text:name="__RefNumPara__4083_1271708128"/>Prepar<text:span text:style-name="T261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8" draw:name="Vorm 5" draw:style-name="gr1" draw:text-style-name="P101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1"><text:span text:style-name="User_20_Entry"><text:span text:style-name="T111">Login any additional </text:span></text:span><text:span text:style-name="Definition"><text:span text:style-name="T238">USER</text:span></text:span><text:span text:style-name="User_20_Entry"><text:span text:style-name="T112">s</text:span></text:span><text:span text:style-name="User_20_Entry"><text:span text:style-name="T121">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6" draw:name="Vorm4" draw:style-name="gr1" draw:text-style-name="P10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34">Install </text:span></text:span><text:span text:style-name="Strong_20_Emphasis"><text:span text:style-name="T63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5">Install and manage Debian and Debian based systems like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9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9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60"><text:span text:style-name="Strong_20_Emphasis"><text:span text:style-name="T37">Type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3"><text:span text:style-name="User_20_Entry"><text:span text:style-name="T124">sudo</text:span></text:span><text:span text:style-name="User_20_Entry"><text:span text:style-name="T125"> </text:span></text:span><text:span text:style-name="User_20_Entry"><text:span text:style-name="T1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3"><text:span text:style-name="User_20_Entry"><text:span text:style-name="T125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3"><text:span text:style-name="User_20_Entry"><text:span text:style-name="T125">bash 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9" draw:name="Vorm 7" draw:style-name="gr1" draw:text-style-name="P101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6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9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9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39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6"><text:span text:style-name="Strong_20_Emphasis"><text:span text:style-name="T46">Select </text:span></text:span><text:span text:style-name="Strong_20_Emphasis"><text:span text:style-name="T80">1 <text:s/>Prepar</text:span></text:span><text:span text:style-name="Strong_20_Emphasis"><text:span text:style-name="T83">e </text:span></text:span><text:span text:style-name="Strong_20_Emphasis"><text:span text:style-name="T80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105445638990133" text:continue-numbering="true" text:style-name="L1">
        <text:list-item>
          <text:p text:style-name="P97"><text:bookmark-start text:name="__RefNumPara__4009_12717081281"/><text:span text:style-name="Strong_20_Emphasis"><text:span text:style-name="T172">Perform installation</text:span></text:span><text:bookmark-end text:name="__RefNumPara__4009_12717081281"/></text:p>
        </text:list-item>
      </text:list>
      <text:p text:style-name="P72"><text:span text:style-name="Strong_20_Emphasis"><text:span text:style-name="T17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5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73">Boot the computer from</text:span><text:span text:style-name="T175"><text:note text:id="ftn5" text:note-class="footnote"><text:note-citation>1</text:note-citation><text:note-body><text:p text:style-name="P92"><text:span text:style-name="T122">Boot menu/Setup via one of the </text:span><text:span text:style-name="T123">f</text:span><text:span text:style-name="T122">requently used keys:</text:span> Esc, Delete, F1, F2, <text:span text:style-name="T266">F9, </text:span>F10, F11, or F12.</text:p></text:note-body></text:note></text:span><text:span text:style-name="T173"> an </text:span><text:span text:style-name="T149"><text:user-field-get text:name="Distro">Debian</text:user-field-get></text:span><text:span text:style-name="T150"><text:s/></text:span><text:span text:style-name="T150"><text:user-field-get text:name="Version">12 LTS</text:user-field-get></text:span><text:span text:style-name="Strong_20_Emphasis"><text:span text:style-name="T151"><text:s/></text:span></text:span><text:span text:style-name="Strong_20_Emphasis"><text:span text:style-name="T153"><text:user-field-get text:name="Edition">Desktop</text:user-field-get></text:span></text:span><text:span text:style-name="Strong_20_Emphasis"><text:span text:style-name="T153"><text:s/></text:span></text:span><text:span text:style-name="T174">Live</text:span><text:span text:style-name="T94"><text:note text:id="ftn6" text:note-class="footnote"><text:note-citation>2</text:note-citation><text:note-body><text:p text:style-name="P8"><text:span text:style-name="T236">From a Live USB stick (or DVD) you can boot and work with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36">without modifying any files on the hard drive and also allows installation of </text:span><text:span text:style-name="Strong_20_Emphasis"><text:span text:style-name="T178"><text:user-field-get text:name="Distro">Debian</text:user-field-get></text:span></text:span><text:span text:style-name="Strong_20_Emphasis"><text:span text:style-name="T178">.</text:span></text:span></text:p></text:note-body></text:note></text:span><text:span text:style-name="T93"> USB stick</text:span><text:span text:style-name="T95"><text:note text:id="ftn7" text:note-class="footnote"><text:note-citation>3</text:note-citation><text:note-body><text:p text:style-name="P90"><text:span text:style-name="Strong_20_Emphasis"><text:span text:style-name="T106">In a graphical working environment:<text:line-break/>Download a CD image file (.iso) from</text:span></text:span><text:span text:style-name="Strong_20_Emphasis"><text:span text:style-name="T104"> </text:span></text:span><text:a xlink:type="simple" xlink:href="https://www.debian.org/CD/live/" text:style-name="Internet_20_link" text:visited-style-name="Visited_20_Internet_20_Link"><text:span text:style-name="Strong_20_Emphasis"><text:span text:style-name="T239">debian.org/cd/live</text:span></text:span></text:a><text:span text:style-name="Strong_20_Emphasis"><text:span text:style-name="T104">, </text:span></text:span><text:span text:style-name="Strong_20_Emphasis"><text:span text:style-name="T110">under </text:span></text:span><text:span text:style-name="Strong_20_Emphasis"><text:span text:style-name="T119">DVD/USB</text:span></text:span><text:span text:style-name="Strong_20_Emphasis"><text:span text:style-name="T104"> click </text:span></text:span><text:span text:style-name="Strong_20_Emphasis"><text:span text:style-name="T110">on </text:span></text:span><text:span text:style-name="Strong_20_Emphasis"><text:span text:style-name="T119">amd64</text:span></text:span><text:span text:style-name="Strong_20_Emphasis"><text:span text:style-name="T110">.</text:span></text:span><text:span text:style-name="Strong_20_Emphasis"><text:span text:style-name="T104"><text:line-break/></text:span></text:span><text:span text:style-name="Strong_20_Emphasis"><text:span text:style-name="T107">Click on</text:span></text:span><text:span text:style-name="Strong_20_Emphasis"><text:span text:style-name="T105"> </text:span></text:span><text:span text:style-name="T113">debian-live-1</text:span><text:span text:style-name="T119">2</text:span><text:span text:style-name="T113">.</text:span><text:span text:style-name="T120">x</text:span><text:span text:style-name="T113">.</text:span><text:span text:style-name="T120">y</text:span><text:span text:style-name="T114">-</text:span><text:span text:style-name="T113">amd64-</text:span><text:span text:style-name="T114">gnome</text:span><text:span text:style-name="T115">.iso</text:span><text:span text:style-name="Strong_20_Emphasis"><text:span text:style-name="T103">.<text:line-break/></text:span></text:span><text:span text:style-name="Strong_20_Emphasis"><text:span text:style-name="T106">Insert a USB stick of at least 4 GB.<text:line-break/>Locate </text:span></text:span><text:span text:style-name="Strong_20_Emphasis"><text:span text:style-name="T116">disk</text:span></text:span><text:span text:style-name="Strong_20_Emphasis"><text:span text:style-name="T106"> and click the </text:span></text:span><text:span text:style-name="Strong_20_Emphasis"><text:span text:style-name="T117">Disks</text:span></text:span><text:span text:style-name="Strong_20_Emphasis"><text:span text:style-name="T106"> icon. Select the USB stick in the list of disks on the left and click </text:span></text:span><text:span text:style-name="Strong_20_Emphasis"><text:span text:style-name="T117">Disk </text:span></text:span><text:span text:style-name="Strong_20_Emphasis"><text:span text:style-name="T116">settings</text:span></text:span><text:span text:style-name="Strong_20_Emphasis"><text:span text:style-name="T106"> ⋮ (icon with the three dots) in the top right corner.</text:span></text:span></text:p><text:p text:style-name="P43"><text:span text:style-name="Strong_20_Emphasis"><text:span text:style-name="T106"><text:tab/>Choose </text:span></text:span><text:span text:style-name="Strong_20_Emphasis"><text:span text:style-name="T117">Restore Disk Image</text:span></text:span><text:span text:style-name="Strong_20_Emphasis"><text:span text:style-name="T106"> and select the CD image file (.iso) you just downloaded.</text:span></text:span></text:p><text:p text:style-name="P43"><text:span text:style-name="Strong_20_Emphasis"><text:span text:style-name="T108"><text:tab/>Click </text:span></text:span><text:span text:style-name="Strong_20_Emphasis"><text:span text:style-name="T118">Start Restore</text:span></text:span><text:span text:style-name="Strong_20_Emphasis"><text:span text:style-name="T108">, and then click </text:span></text:span><text:span text:style-name="Strong_20_Emphasis"><text:span text:style-name="T118">Restore</text:span></text:span><text:span text:style-name="Strong_20_Emphasis"><text:span text:style-name="T108">.</text:span></text:span></text:p><text:p text:style-name="P43"><text:span text:style-name="Strong_20_Emphasis"><text:span text:style-name="T108"><text:tab/>Or use the </text:span></text:span><text:span text:style-name="Strong_20_Emphasis"><text:span text:style-name="T118">Etcher</text:span></text:span><text:span text:style-name="Strong_20_Emphasis"><text:span text:style-name="T108"> program </text:span></text:span><text:span text:style-name="Strong_20_Emphasis"><text:span text:style-name="T109">(</text:span></text:span><text:a xlink:type="simple" xlink:href="https://www.balena.io/etcher/" text:style-name="Internet_20_link" text:visited-style-name="Visited_20_Internet_20_Link"><text:span text:style-name="Strong_20_Emphasis"><text:span text:style-name="T240">etcher.io</text:span></text:span></text:a><text:span text:style-name="Strong_20_Emphasis"><text:span text:style-name="T109">) </text:span></text:span><text:span text:style-name="Strong_20_Emphasis"><text:span text:style-name="T108">available for Windows, macOS, and Linux.</text:span></text:span></text:p></text:note-body></text:note></text:span><text:span text:style-name="T93"> </text:span><text:span text:style-name="T96">o</text:span><text:span text:style-name="T97">r</text:span><text:span text:style-name="T96"> </text:span><text:span text:style-name="T97">DVD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8">Select </text:span></text:span><text:span text:style-name="Strong_20_Emphasis"><text:span text:style-name="T100">Live </text:span></text:span><text:span text:style-name="Strong_20_Emphasis"><text:span text:style-name="T101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65"><draw:control text:anchor-type="as-char" draw:z-index="20" draw:name="Vorm4_ 1" draw:style-name="gr1" draw:text-style-name="P101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1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5"><draw:control text:anchor-type="as-char" draw:z-index="8" draw:name="Vorm13_1" draw:style-name="gr1" draw:text-style-name="P10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6">Start the installation by clicking </text:span></text:span><text:span text:style-name="Strong_20_Emphasis"><text:span text:style-name="T84">Activities</text:span></text:span><text:span text:style-name="Strong_20_Emphasis"><text:span text:style-name="T26"> and clicking </text:span></text:span><text:span text:style-name="Strong_20_Emphasis"><text:span text:style-name="T84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7" office:value-type="string">
            <text:p text:style-name="P95">When prompted for a password, type '<text:span text:style-name="T260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1">Follow the instructions on the </text:span></text:span><text:span text:style-name="Strong_20_Emphasis"><text:span text:style-name="T142">installation</text:span></text:span><text:span text:style-name="Strong_20_Emphasis"><text:span text:style-name="T143"> screen</text:span>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8"><text:span text:style-name="Strong_20_Emphasis"><text:span text:style-name="T99"><draw:control text:anchor-type="as-char" draw:z-index="23" draw:name="Vorm13_ 1" draw:style-name="gr1" draw:text-style-name="P101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91">At <text:span text:style-name="T262">Location</text:span>: 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7"><text:span text:style-name="Strong_20_Emphasis"><text:span text:style-name="T99"/></text:span></text:p>
          </table:table-cell>
          <table:table-cell table:style-name="_32_._5f_Installatie_5f_uitvoeren.C10" office:value-type="string">
            <text:p text:style-name="P31"><text:span text:style-name="T265">At</text:span> <text:span text:style-name="T262">Regio</text:span><text:span text:style-name="T264">n</text:span> <text:span text:style-name="T265">choose</text:span> <text:span text:style-name="T262">Europ</text:span><text:span text:style-name="T263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5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7"><text:span text:style-name="Strong_20_Emphasis"><text:span text:style-name="T67">At </text:span></text:span><text:span text:style-name="Strong_20_Emphasis"><text:span text:style-name="T86">Users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5" office:value-type="string">
            <text:p text:style-name="P75"><text:span text:style-name="Strong_20_Emphasis"><text:span text:style-name="T73">E</text:span></text:span><text:span text:style-name="Strong_20_Emphasis"><text:span text:style-name="T66">nter </text:span></text:span><text:span text:style-name="Strong_20_Emphasis"><text:span text:style-name="T86">What is your name</text:span></text:span><text:span text:style-name="Strong_20_Emphasis"><text:span text:style-name="T85"> </text:span></text:span><text:span text:style-name="Definition"><text:span text:style-name="T11">USER</text:span></text:span><text:span text:style-name="Strong_20_Emphasis"><text:span text:style-name="T70">, <text:line-break/></text:span></text:span><text:span text:style-name="Strong_20_Emphasis"><text:span text:style-name="T90">What name do you want to use to log in</text:span></text:span><text:span text:style-name="Strong_20_Emphasis"><text:span text:style-name="T71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1">,<text:line-break/></text:span></text:span><text:span text:style-name="Strong_20_Emphasis"><text:span text:style-name="T91">What is the na</text:span></text:span><text:span text:style-name="Strong_20_Emphasis"><text:span text:style-name="T90">me of </text:span></text:span><text:span text:style-name="Strong_20_Emphasis"><text:span text:style-name="T92">this</text:span></text:span><text:span text:style-name="Strong_20_Emphasis"><text:span text:style-name="T9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1">, </text:span></text:span><text:span text:style-name="Strong_20_Emphasis"><text:span text:style-name="T74">and</text:span></text:span><text:span text:style-name="Strong_20_Emphasis"><text:span text:style-name="T71"><text:line-break/></text:span></text:span><text:span text:style-name="Strong_20_Emphasis"><text:span text:style-name="T72">enter a </text:span></text:span><text:span text:style-name="Strong_20_Emphasis"><text:span text:style-name="T87">password</text:span></text:span><text:span text:style-name="Strong_20_Emphasis"><text:span text:style-name="T72"> twice.</text:span></text:span></text:p>
          </table:table-cell>
        </table:table-row>
      </table:table>
      <text:p text:style-name="P37"><text:span text:style-name="Strong_20_Emphasis"><text:span text:style-name="T68"/></text:span></text:p>
      <text:list xml:id="list105445437438592" text:continue-numbering="true" text:style-name="L1">
        <text:list-item>
          <text:p text:style-name="P100"><text:bookmark-start text:name="__RefNumPara__12966_2272496019"/><text:span text:style-name="Strong_20_Emphasis"><text:span text:style-name="T89">Finish installation</text:span></text:span><text:bookmark-end text:name="__RefNumPara__12966_2272496019"/></text:p>
        </text:list-item>
      </text:list>
      <text:p text:style-name="P3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5"><draw:control text:anchor-type="as-char" draw:z-index="4" draw:name="Vorm22" draw:style-name="gr1" draw:text-style-name="P10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5"><draw:control text:anchor-type="as-char" draw:z-index="21" draw:name="Vorm4_ 2" draw:style-name="gr1" draw:text-style-name="P101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65"><draw:control text:anchor-type="as-char" draw:z-index="7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34">Install </text:span></text:span><text:span text:style-name="Strong_20_Emphasis"><text:span text:style-name="T64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5">Install and manage Debian and Debian based systems like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9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9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54">a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3"><text:span text:style-name="T13">Type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4"><text:span text:style-name="User_20_Entry"><text:span text:style-name="T124">sudo</text:span></text:span><text:span text:style-name="User_20_Entry"><text:span text:style-name="T125"> </text:span></text:span><text:span text:style-name="User_20_Entry"><text:span text:style-name="T1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4"><text:span text:style-name="User_20_Entry"><text:span text:style-name="T125">wget karelzimmer.nl/</text:span></text:span><text:span text:style-name="User_20_Entry"><text:span text:style-name="T127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4"><text:span text:style-name="User_20_Entry"><text:span text:style-name="T125">bash </text:span></text:span><text:span text:style-name="User_20_Entry"><text:span text:style-name="T127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5"><draw:control text:anchor-type="as-char" draw:z-index="5" draw:name="Vorm33" draw:style-name="gr1" draw:text-style-name="P10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9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9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48">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1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8">3</text:span></text:span><text:span text:style-name="Strong_20_Emphasis"><text:span text:style-name="T134"> <text:s/></text:span></text:span><text:span text:style-name="Strong_20_Emphasis"><text:span text:style-name="T135">Finish installatio</text:span></text:span><text:span text:style-name="Strong_20_Emphasis"><text:span text:style-name="T136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38"><text:span text:style-name="Strong_20_Emphasis"><text:span text:style-name="T27"><text:tab/></text:span></text:span></text:p>
      <text:p text:style-name="P39"><text:span text:style-name="Strong_20_Emphasis"><text:span text:style-name="T45"/></text:span></text:p>
      <text:list xml:id="list105445426521377" text:continue-numbering="true" text:style-name="L1">
        <text:list-item>
          <text:p text:style-name="P99"><text:span text:style-name="Strong_20_Emphasis"><text:span text:style-name="T15">P</text:span></text:span><text:span text:style-name="Strong_20_Emphasis"><text:span text:style-name="T241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9" draw:name="Vorm36_0" draw:style-name="gr1" draw:text-style-name="P10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6" draw:name="Vorm36_ 1" draw:style-name="gr1" draw:text-style-name="P101" svg:width="0.35cm" svg:height="0.35cm" draw:control="control17"/></text:span></text:span></text:p>
          </table:table-cell>
          <table:table-cell table:style-name="Tabel2.D1" office:value-type="string">
            <text:p text:style-name="P33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2"><text:span text:style-name="User_20_Entry"><text:span text:style-name="T139">Login any additional </text:span></text:span><text:span text:style-name="Definition"><text:span text:style-name="T237">USER</text:span></text:span><text:span text:style-name="User_20_Entry"><text:span text:style-name="T140">s </text:span></text:span><text:span text:style-name="User_20_Entry"><text:span text:style-name="T139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5"><draw:control text:anchor-type="as-char" draw:z-index="22" draw:name="Vorm4_ 3" draw:style-name="gr1" draw:text-style-name="P101" svg:width="0.35cm" svg:height="0.35cm" draw:control="control23"/></text:span></text:span></text:p>
          </table:table-cell>
          <table:table-cell table:style-name="Tabel2.D2" office:value-type="string">
            <text:p text:style-name="P19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5"><draw:control text:anchor-type="as-char" draw:z-index="10" draw:name="Vorm36_2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5"><draw:control text:anchor-type="as-char" draw:z-index="17" draw:name="Vorm36_ 2" draw:style-name="gr1" draw:text-style-name="P101" svg:width="0.35cm" svg:height="0.35cm" draw:control="control18"/></text:span></text:span></text:p>
          </table:table-cell>
          <table:table-cell table:style-name="Tabel2.D5" office:value-type="string">
            <text:p text:style-name="P34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58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6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2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9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49">and click on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8">4 <text:s/></text:span></text:span><text:span text:style-name="Strong_20_Emphasis"><text:span text:style-name="T78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5"/>
      <text:p text:style-name="P16"/>
      <text:p text:style-name="P70"><text:span text:style-name="T154">End of checklist,</text:span><text:span text:style-name="T152"> </text:span><text:span text:style-name="T152"><text:user-field-get text:name="Distro">Debian</text:user-field-get></text:span><text:span text:style-name="T150"><text:s/></text:span><text:span text:style-name="T150"><text:user-field-get text:name="Version">12 LTS</text:user-field-get></text:span><text:span text:style-name="Strong_20_Emphasis"><text:span text:style-name="T151"><text:s/></text:span></text:span><text:span text:style-name="Strong_20_Emphasis"><text:span text:style-name="T153"><text:user-field-get text:name="Edition">Desktop</text:user-field-get></text:span></text:span><text:span text:style-name="Strong_20_Emphasis"><text:span text:style-name="T153"><text:s/></text:span></text:span><text:span text:style-name="Strong_20_Emphasis"><text:span text:style-name="T154">installation is complete.</text:span></text:span></text:p>
      <text:p text:style-name="P46"/>
      <text:p text:style-name="P56"><text:span text:style-name="Emphasis"><text:span text:style-name="T246">Written</text:span></text:span><text:span text:style-name="Emphasis"><text:span text:style-name="T244"> </text:span></text:span><text:span text:style-name="Emphasis"><text:span text:style-name="T246">by</text:span></text:span><text:span text:style-name="Emphasis"><text:span text:style-name="T24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5">Karel Zimmer</text:span></text:span></text:a><text:span text:style-name="Emphasis"><text:span text:style-name="T244">, </text:span></text:span><text:a xlink:type="simple" xlink:href="https://creativecommons.org/publicdomain/zero/1.0" text:style-name="Internet_20_link" text:visited-style-name="Visited_20_Internet_20_Link"><text:span text:style-name="Emphasis"><text:span text:style-name="T247">CC0 1.0 Universal</text:span></text:span></text:a><text:span text:style-name="Emphasis"><text:span text:style-name="T244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4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9-30T10:54:43.920003846">30/09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30T10:54:43.803346999</dc:date>
    <meta:keyword>Installatie</meta:keyword>
    <meta:keyword>Checklist</meta:keyword>
    <meta:keyword>Linux</meta:keyword>
    <meta:editing-cycles>6891</meta:editing-cycles>
    <meta:editing-duration>P12DT3H56M7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5" meta:word-count="643" meta:character-count="3923" meta:non-whitespace-character-count="3323"/>
    <meta:user-defined meta:name="Info 1"/>
    <meta:user-defined meta:name="Info 2"/>
    <meta:user-defined meta:name="Info 3"/>
    <meta:user-defined meta:name="Info 4"/>
  </office:meta>
</office:document-meta>
</file>